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4f8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Einfache Beispiele</text:p>
      <text:p text:style-name="Preformatted_20_Text"/>
      <text:p text:style-name="Preformatted_20_Text">def line():</text:p>
      <text:p text:style-name="Preformatted_20_Text"><text:s text:c="4"/>print('=' * 80)</text:p>
      <text:p text:style-name="Preformatted_20_Text">line()</text:p>
      <text:p text:style-name="Preformatted_20_Text"/>
      <text:p text:style-name="Preformatted_20_Text">#Start-------------------------</text:p>
      <text:p text:style-name="Preformatted_20_Text">line()</text:p>
      <text:p text:style-name="Preformatted_20_Text">firstName = 'John'</text:p>
      <text:p text:style-name="Preformatted_20_Text">lastName = 'Miller'</text:p>
      <text:p text:style-name="Preformatted_20_Text"/>
      <text:p text:style-name="Preformatted_20_Text">print(f'{firstName} {lastName}')</text:p>
      <text:p text:style-name="Preformatted_20_Text">line()</text:p>
      <text:p text:style-name="Preformatted_20_Text">#Ende--------------------------</text:p>
      <text:p text:style-name="Preformatted_20_Text"/>
      <text:p text:style-name="Preformatted_20_Text">#Start-------------------------</text:p>
      <text:p text:style-name="Preformatted_20_Text">vorname = input('Vorname: ')</text:p>
      <text:p text:style-name="Preformatted_20_Text">nachname = input('Nachname: ')</text:p>
      <text:p text:style-name="Preformatted_20_Text">alter = int(input('Alter: '))</text:p>
      <text:p text:style-name="Preformatted_20_Text"/>
      <text:p text:style-name="Preformatted_20_Text">print(f'Dein Name ist {vorname} {nachname} und du bist {alter} Jahre alt.')</text:p>
      <text:p text:style-name="Preformatted_20_Text">line()</text:p>
      <text:p text:style-name="Preformatted_20_Text">#Ende---------------------------</text:p>
      <text:p text:style-name="Preformatted_20_Text"/>
      <text:p text:style-name="Preformatted_20_Text">#Start--------------------------</text:p>
      <text:p text:style-name="Preformatted_20_Text">vorname1 = input('Vorname: ')</text:p>
      <text:p text:style-name="Preformatted_20_Text">nachname1 = input('Nachname: ')</text:p>
      <text:p text:style-name="Preformatted_20_Text">alter1 = int(input('Alter: '))</text:p>
      <text:p text:style-name="Preformatted_20_Text"/>
      <text:p text:style-name="Preformatted_20_Text">if alter &lt;= 40:</text:p>
      <text:p text:style-name="Preformatted_20_Text"><text:s text:c="4"/>print(f'Dein Name ist {vorname1} {nachname1} und du bist {alter1} Jahre jung.')</text:p>
      <text:p text:style-name="Preformatted_20_Text">else:</text:p>
      <text:p text:style-name="Preformatted_20_Text"><text:s text:c="4"/>print(f'Dein Name ist {vorname1} {nachname1} und du bist {alter1} Jahre alt.')</text:p>
      <text:p text:style-name="Preformatted_20_Text">line()</text:p>
      <text:p text:style-name="Preformatted_20_Text">#Ende----------------------------</text:p>
      <text:p text:style-name="Preformatted_20_Text"/>
      <text:p text:style-name="Preformatted_20_Text">#Start--------------------------</text:p>
      <text:p text:style-name="Preformatted_20_Text">for i in range(1,5):</text:p>
      <text:p text:style-name="Preformatted_20_Text"><text:s text:c="4"/>print(i)</text:p>
      <text:p text:style-name="Preformatted_20_Text">line()</text:p>
      <text:p text:style-name="Preformatted_20_Text"/>
      <text:p text:style-name="Preformatted_20_Text">for ip in range(50,53):</text:p>
      <text:p text:style-name="Preformatted_20_Text"><text:s text:c="4"/>print('192.168.2.' + str(ip))</text:p>
      <text:p text:style-name="Preformatted_20_Text">line()</text:p>
      <text:p text:style-name="Preformatted_20_Text"/>
      <text:p text:style-name="Preformatted_20_Text">for ip1 in range(22,24):</text:p>
      <text:p text:style-name="Preformatted_20_Text"><text:s text:c="4"/>print(f'192.168.55.{ip1}')</text:p>
      <text:p text:style-name="Preformatted_20_Text">line()</text:p>
      <text:p text:style-name="Preformatted_20_Text"/>
      <text:p text:style-name="Preformatted_20_Text">ipaddress = input('IP-Address eingeben z.B. 192.168.0. <text:s/>--- : ')</text:p>
      <text:p text:style-name="Preformatted_20_Text">for last_oktet in range(66,70):</text:p>
      <text:p text:style-name="Preformatted_20_Text"><text:s text:c="4"/>print(f'{ipaddress}{last_oktet}')</text:p>
      <text:p text:style-name="Preformatted_20_Text">line()</text:p>
      <text:p text:style-name="Preformatted_20_Text">#Ende-----------------------------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#Start-----------------------------</text:p>
      <text:p text:style-name="Preformatted_20_Text">x = 0</text:p>
      <text:p text:style-name="Preformatted_20_Text">while x &lt; 5:</text:p>
      <text:p text:style-name="Preformatted_20_Text"><text:s text:c="4"/>x+=1</text:p>
      <text:p text:style-name="Preformatted_20_Text"><text:s text:c="4"/>print(x)</text:p>
      <text:p text:style-name="Preformatted_20_Text"/>
      <text:p text:style-name="Preformatted_20_Text">while True:</text:p>
      <text:p text:style-name="Preformatted_20_Text"><text:s text:c="4"/>nochmal = input('Nochmal j oder n : ')</text:p>
      <text:p text:style-name="Preformatted_20_Text"><text:s text:c="4"/>if nochmal == 'j':</text:p>
      <text:p text:style-name="Preformatted_20_Text"><text:s text:c="8"/>print('Und Nochmal!')</text:p>
      <text:p text:style-name="Preformatted_20_Text"><text:s text:c="4"/>else:</text:p>
      <text:p text:style-name="Preformatted_20_Text"><text:s text:c="8"/>break</text:p>
      <text:p text:style-name="Preformatted_20_Text">print('ENDE')</text:p>
      <text:p text:style-name="Preformatted_20_Text">line()</text:p>
      <text:p text:style-name="Preformatted_20_Text">#ENDE</text:p>
      <text:p text:style-name="Preformatted_20_Text"/>
      <text:p text:style-name="Preformatted_20_Text">#START</text:p>
      <text:p text:style-name="Preformatted_20_Text">sum = 0</text:p>
      <text:p text:style-name="Preformatted_20_Text">zahl = float(input('Erste Zahl: '))</text:p>
      <text:p text:style-name="Preformatted_20_Text">while zahl &gt; 0:</text:p>
      <text:p text:style-name="Preformatted_20_Text"><text:s text:c="4"/>sum = sum - zahl</text:p>
      <text:p text:style-name="Preformatted_20_Text"><text:s text:c="4"/>zahl = float(input('Noch eine Zahl: '))</text:p>
      <text:p text:style-name="Preformatted_20_Text">print(f'Das Ergebnis ist {sum}')</text:p>
      <text:p text:style-name="Preformatted_20_Text">#ENDE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3T20:19:47.506508965</dc:date>
    <meta:editing-duration>PT28S</meta:editing-duration>
    <meta:editing-cycles>1</meta:editing-cycles>
    <meta:document-statistic meta:table-count="0" meta:image-count="0" meta:object-count="0" meta:page-count="2" meta:paragraph-count="65" meta:word-count="185" meta:character-count="1524" meta:non-whitespace-character-count="1331"/>
    <meta:generator>LibreOffice/6.4.2.2$Linux_X86_64 LibreOffice_project/40$Build-2</meta:generator>
  </office:meta>
</office:document-meta>
</file>